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8.2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Verdana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/>DO PIĄTKU 03.01.2020</text:p>
      <text:p text:style-name="P1"/>
      <text:p text:style-name="P2"><text:s/><text:span text:style-name="T1">Przeczytaj : Bill Johnson Randy Clark „Uzdrowienia sukcesy i porażki”</text:span></text:p>
      <text:p text:style-name="P2"><text:s/></text:p>
      <text:p text:style-name="P2"><text:s/>W jaki sposób Randy Clark rozwinął umiejętność widzenia i i słyszenia </text:p>
      <text:p text:style-name="P2"><text:s text:c="2"/>Ducha świętego?</text:p>
      <text:p text:style-name="P2"/>
      <text:p text:style-name="P6"><text:s/>Najpierw w szpitalu po wypadku zaufał przekonaniu od Ducha Świętego</text:p>
      <text:p text:style-name="P6"><text:s/>żeby usiąść na łóżku i później wstać choć lekarze nie pozwalali na to.</text:p>
      <text:p text:style-name="P6"><text:s/>Poprzez posty , choć rzadko ale 40 dniowe posty które dotyczyły </text:p>
      <text:p text:style-name="P6"><text:s/>namaszczenie Ducha Świętego w namaszczeniu i mocy.</text:p>
      <text:p text:style-name="P6"><text:s/>Gdy przestawał się modlić o ludzi z metalem w ciele Duch Święty stwarzał</text:p>
      <text:p text:style-name="P6"><text:s/>różne sytuacje do takiej modlitwy i Randy'ego zachęcał aż się zdecydował.</text:p>
      <text:p text:style-name="P6"><text:s/>Randy dostawał od Ducha Świętego słowa poznania i przekonanie że </text:p>
      <text:p text:style-name="P6"><text:s/>nie musi modlić się o chorych ludzi tylko wystarczy że powie danej osobie żeby wykonała jakąś czynność a będzie uzdrowiona i tak było.</text:p>
      <text:p text:style-name="P6"><text:s/>Czasem Duch Święty dawał Randy'emu słowa poznania zanim wstał i zaczął</text:p>
      <text:p text:style-name="P6"><text:s/>głosić, a innym razem dopiero kiedy wstał do głoszenia.</text:p>
      <text:p text:style-name="P6"><text:s/>Nauczył się też że czasem, jedno słowo poznania wyróżnia się w jakiś </text:p>
      <text:p text:style-name="P6"><text:s/>szczególny sposób, jest mocniejsze od innych a Bóg chce się nim posłużyć</text:p>
      <text:p text:style-name="P6"><text:s/>by podnieść poziom wiary w danym miejscu. Odkrył że jeżeli słowo jest </text:p>
      <text:p text:style-name="P6"><text:s/>szczególnie mocne to zwykle dużo ludzi ma tę dolegliwość albo wiąże się to </text:p>
      <text:p text:style-name="P6"><text:s/>z bardzo poważnym problemem medycznym i daje okazje do zbudowania <text:s/>wiary. </text:p>
      <text:p text:style-name="P6"><text:s/>Uczył się dlaczego nigdy nie otrzymał słowa poznania odnoszącego się </text:p>
      <text:p text:style-name="P6"><text:s/>do metalu w ciele a uzdrowienie przychodzi wyłącznie przez Bożą wierność.</text:p>
      <text:p text:style-name="P6"><text:s/>Po pewnym czasie patrzenia na stałość i wierność Bożego działania w </text:p>
      <text:p text:style-name="P6"><text:s/>uzdrowieniu wiara Randy'ego tak mocno wzrosła że nie potrzebował</text:p>
      <text:p text:style-name="P6"><text:s/>już słowa poznania od Ducha Świętego żeby uwierzyć że uzdrowienie się </text:p>
      <text:p text:style-name="P6"><text:s/>wydarzy.</text:p>
      <text:p text:style-name="P6"><text:s/>Wiedział że wystarczy że powie : „Bóg będzie rozwiązywał problemy </text:p>
      <text:p text:style-name="P6"><text:s/>związane z metalem w ciele”. Robi to opierając się na Bożej wierności,</text:p>
      <text:p text:style-name="P6"><text:s/>i przekonaniu które miał w sobie dzięki temu że oglądał działanie Ducha Świętego.</text:p>
      <text:p text:style-name="P6"><text:s/>Od Wimbera lub Blainea uczył sikę widzieć : „Ducha Świętego który </text:p>
      <text:p text:style-name="P6"><text:s/>na czymś spoczywał.”To znaczy rozpoznawać jaki wpływ Duch Święty</text:p>
      <text:p text:style-name="P6"><text:s/>ma na ludzkie ciało i na tej podstawie wyciągał wnioski.</text:p>
      <text:p text:style-name="P6">Duch Święty przez wiele lat uczył Randy'ego liczyć uzdrowionych ludzi i po pewnym czasie miał silne przekonanie od Ducha Świętego żeby ogłaszać</text:p>
      <text:p text:style-name="P6">na początku każdego spotkania że minimum 10% obecnych tam osób</text:p>
      <text:p text:style-name="P6"><text:s/>zostanie uzdrowionych.</text:p>
      <text:p text:style-name="P6">Duch Święty uczył Randy'ego jak prosić o coraz większą liczbę uzdrowień</text:p>
      <text:p text:style-name="P6"><text:s/>zgodnie z tym jaką miał dużą wiarę w danej chwili.</text:p>
      <text:p text:style-name="P6"><text:span text:style-name="T2"><text:s/>Dostał od </text:span>Ducha Świętego słowo wiedzy : „Kiedy w uwielbieniu jest moja obecność, tam jest moc do uzdrawiania chorych”. Na podstawie tego słowa wiedzy na jednym ze spotkań zaryzykował zaśpiewanie jednej konkretnej</text:p>
      <text:p text:style-name="P6"><text:s/>pieśni a po nie okrzyk po którym pon ad 200 osób zostało uzdrowionych.</text:p>
      <text:p text:style-name="P6"><text:s/>W ciągu ostatnich lat obniżył swoje oczekiwania jeżeli chodzi oto jak mocne musi być wrażenie od Ducha Świętego żeby przekazać je ludziom.</text:p>
      <text:p text:style-name="P6"><text:soft-page-break/><text:s/>Na początku swej posługi polegał na słowach wiedzy pochodzących </text:p>
      <text:p text:style-name="P6"><text:s/>z odczuć fizycznych, lecz kiedy był już w starszym wieku jego własny ból je zakłócał i zaczął uczyć się na nowo od Ducha Świętego jak polegać bardziej</text:p>
      <text:p text:style-name="P6"><text:s/>na słowach wiedzy opartych na wrażeniach.</text:p>
      <text:p text:style-name="P6"><text:s/>Zaczął również odbierać od Ducha Świętego obrazy np.:( o wypadkach samochodowych i urazach jakie ludzie w nich ponieśli ) w konkretnych miejscach ciała.</text:p>
      <text:p text:style-name="P6"><text:s/>Kiedy prosił o potwierdzenie lub <text:s/>przypomnienie jakiejś wizji bo myślał</text:p>
      <text:p text:style-name="P6"><text:s/>że są zbyt słabe żeby je przekazać Duch Święty pokazywał je zazwyczaj </text:p>
      <text:p text:style-name="P6">w trochę inny sposób, czasem nawet z większymi szczegółami ale </text:p>
      <text:p text:style-name="P6"><text:s/>Randy ciągle mając niepewność podczas przekazywania ludziom</text:p>
      <text:p text:style-name="P6"><text:s/>dodawał coś od siebie. Później Duch Święty mu to pokazywał. </text:p>
      <text:p text:style-name="P6"/>
      <text:p text:style-name="P6"/>
      <text:p text:style-name="P6"><text:s/></text:p>
      <text:p text:style-name="P6"/>
      <text:p text:style-name="P2"><text:s/>Co poprzedzało uzdrowienia, które oglądał w swoim życiu Bill Johnson?</text:p>
      <text:p text:style-name="P1"/>
      <text:p text:style-name="P1"><text:s/>Jako młody człowiek tak naprawdę nie oczekiwał że coś się wydarzy </text:p>
      <text:p text:style-name="P1"><text:s/>kiedy praktykowano modlitwę o uzdrowienie w jego domu i kościele.</text:p>
      <text:p text:style-name="P1"><text:s/>Mimo to wiara w to że uzdrowienie jest możliwe była zapisana w jego DNA.</text:p>
      <text:p text:style-name="P1"><text:s/>A opowieści o uzdrowieniach w poprzednich pokoleniach w Stanach Zjednoczonych zasiały w nim dobre ziarno. </text:p>
      <text:p text:style-name="P1">Uzdrowienia w Biblii wezbrały w nim głód uzdrawiania.</text:p>
      <text:p text:style-name="P1"><text:s/>W 1987 na jednej z konferencji Bóg dotknął Bila i od tego momentu przestało go satysfakcjonować <text:s/>życie ewangelią bez uzdrowienia. </text:p>
      <text:p text:style-name="P1">Przeżywał wzloty i upadki i pomimo że uzdrowienia nadal nie następowały </text:p>
      <text:p text:style-name="P1"><text:s/>to postanowił nie dać za wygraną. </text:p>
      <text:p text:style-name="P1"><text:s/>Postanowił że uzdrowienie musi stać się częścią tego kim jest on sam.</text:p>
      <text:p text:style-name="P1"><text:s/>Zaczął w ukryciu wołać do boga i podejmować ryzyko tam gdzie go</text:p>
      <text:p text:style-name="P1"><text:s/>wszyscy mogli zobaczyć.</text:p>
      <text:p text:style-name="P1"><text:s/>Pierwsze uzdrowienie oglądał Bill w sklepie z narzędziami swojego znajomego</text:p>
      <text:p text:style-name="P1"><text:s/>Najpierw Bóg pomógł Billowi przełamać wewnętrzny opór a później dał </text:p>
      <text:p text:style-name="P1"><text:s/>mu przekonanie że chce uzdrowić Dave'a. Po tym jak Bill zrugał chorobę </text:p>
      <text:p text:style-name="P1"><text:s/>stawów Dave <text:s/>został całkowicie uzdrowiony. Obaj byli w szoku.</text:p>
      <text:p text:style-name="P1"><text:s/>Był to moment przełomowy dla Billa bo zrozumiał że uzdrowienie jest</text:p>
      <text:p text:style-name="P1"><text:s/>możliwe w obecnych czasach i poza kościołem.</text:p>
      <text:p text:style-name="P1"><text:s/>Od tego momentu priorytetem dla Billa było wyprowadzenie tej służby </text:p>
      <text:p text:style-name="P1"><text:s/>poza kościół, i gdy to zaczęli robić to zaczęli oglądać uzdrowienia w kościele.</text:p>
      <text:p text:style-name="P1"><text:s/>Później w kościele Toronto Blessing Bóg znów dotknął mocno Billa kolejny raz </text:p>
      <text:p text:style-name="P1"><text:s/>a Bill obiecał że nigdy tego nie zapomni.</text:p>
      <text:p text:style-name="P1"><text:s/>Przełom w kościele Billa w niezwykłych rzeczach nastąpił jeszcze tego samego roku 1995. Bezustannie doświadczali wylania Ducha Świętego.</text:p>
      <text:p text:style-name="P1"><text:s/>W następnym roku uzdrowienia zaczęły się dziać suwerennie w wyniku</text:p>
      <text:p text:style-name="P1"><text:s/>samej tylko Bożej obecności.</text:p>
      <text:p text:style-name="P1"><text:s/>Bill uczył się rozpoznawać działanie <text:s/>Ducha Świętego w drugiej osobie, </text:p>
      <text:p text:style-name="P1"><text:s/>co mówi Bóg, umiejętność rozeznawania czy osoba chcąca doświadczyć</text:p>
      <text:p text:style-name="P1"><text:s/>uzdrowienia ma wiarę i jak wyczuwać namaszczenie kiedy się pojawia.</text:p>
      <text:p text:style-name="P1"><text:s/>Czasami Bill odczuwał palący-parzący go jak by ogień od Boga w różnych </text:p>
      <text:p text:style-name="P1"><text:soft-page-break/><text:s/>częściach ciała a najczęściej na prawym ramieniu.</text:p>
      <text:p text:style-name="P1"><text:s/>Po pewnym czasie Bill dowiedział się że Bóg przygotowuje go do jakiegoś</text:p>
      <text:p text:style-name="P1"><text:s/>zadania wymagającego odwagi i autorytetu.</text:p>
      <text:p text:style-name="P1"><text:s/>Ponieważ Bill chciał od Boga więcej i więcej uderzyła całym ciałem Billa</text:p>
      <text:p text:style-name="P1"><text:s/>potężna elektryczność od Boga i obrazy np.: Bill w swojej ulubionej </text:p>
      <text:p text:style-name="P1"><text:s/>restauracji z takimi przeszywającymi go wstrząsami wśród drwiących </text:p>
      <text:p text:style-name="P1"><text:s/>z niego ludzi.</text:p>
      <text:p text:style-name="P1">Bóg chciał wiedzieć czy Bill odda Mu swoje poczucie godności?</text:p>
      <text:p text:style-name="P1"><text:s/>Bill odpowiedział : Weź Sobie, byle bym tylko dostał więcej Ciebie Boże.</text:p>
      <text:p text:style-name="P1">Doświadczanie przez Bill takiego Bożego działania trwało jeszcze przez </text:p>
      <text:p text:style-name="P1"><text:s/>jeszcze 3 kolejne noce.</text:p>
      <text:p text:style-name="P1">Później wydarzyło się w życiu Billa kilka dziwnych i jednocześnie </text:p>
      <text:p text:style-name="P1"><text:s/>niezrozumiałych dla niego doświadczeń pochodzących od Boga,</text:p>
      <text:p text:style-name="P1"><text:s/>które prowadziły do kolejnych i kolejnych przełomów w Jego życiu </text:p>
      <text:p text:style-name="P1"><text:s/>i kościele. <text:s text:c="4"/></text:p>
      <text:p text:style-name="P1"/>
      <text:p text:style-name="P1"><text:s/>Pisula Mirek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'Segoe UI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ek </meta:initial-creator>
    <meta:creation-date>2019-12-03T19:58:09.56</meta:creation-date>
    <dc:date>2020-01-10T15:42:00.70</dc:date>
    <dc:creator>mirek </dc:creator>
    <meta:editing-duration>P8DT34M34S</meta:editing-duration>
    <meta:editing-cycles>101</meta:editing-cycles>
    <meta:generator>OpenOffice/4.1.5$Win32 OpenOffice.org_project/415m1$Build-9789</meta:generator>
    <meta:document-statistic meta:table-count="0" meta:image-count="0" meta:object-count="0" meta:page-count="3" meta:paragraph-count="95" meta:word-count="989" meta:character-count="6400"/>
  </office:meta>
</office:document-meta>
</file>